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justify" draw:textarea-vertical-align="middle" draw:auto-grow-height="false" fo:wrap-option="wrap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1.606cm" svg:height="0.962cm" svg:x="1.762cm" svg:y="2.016cm">
          <draw:text-box>
            <text:p>Find where you want to eat on the map.</text:p>
          </draw:text-box>
        </draw:frame>
        <draw:custom-shape draw:style-name="gr2" draw:text-style-name="P1" draw:layer="layout" svg:width="12.573cm" svg:height="8.509cm" svg:x="1.889cm" svg:y="4.556cm">
          <text:p/>
          <draw:enhanced-geometry svg:viewBox="0 0 21600 21600" draw:type="rectangle" draw:enhanced-path="M 0 0 L 21600 0 21600 21600 0 21600 0 0 Z N"/>
        </draw:custom-shape>
        <draw:frame draw:style-name="gr1" draw:layer="layout" svg:width="2.123cm" svg:height="0.962cm" svg:x="2.143cm" svg:y="12.176cm">
          <draw:text-box>
            <text:p>Zoom</text:p>
          </draw:text-box>
        </draw:frame>
        <draw:frame draw:style-name="gr1" draw:layer="layout" svg:width="3.465cm" svg:height="0.962cm" svg:x="1.762cm" svg:y="3.016cm">
          <draw:text-box>
            <text:p>Or search:</text:p>
          </draw:text-box>
        </draw:frame>
        <draw:custom-shape draw:style-name="gr2" draw:text-style-name="P1" draw:layer="layout" svg:width="9.271cm" svg:height="0.762cm" svg:x="5.318cm" svg:y="3.2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72cm" svg:height="8.128cm" svg:x="15.478cm" svg:y="4.937cm">
          <text:p text:style-name="P1">List of eateries available in the map area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4T21:54:12</meta:creation-date>
    <dc:date>2013-07-24T21:57:18</dc:date>
    <meta:editing-duration>P0D</meta:editing-duration>
    <meta:editing-cycles>1</meta:editing-cycles>
    <meta:document-statistic meta:object-count="6"/>
    <meta:generator>LibreOffice/3.5$Linux_X86_64 LibreOffice_project/350m1$Build-2</meta:generator>
  </office:meta>
</office:document-meta>
</file>